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Test 1</text:p>
          </table:table-cell>
          <table:table-cell/>
          <table:table-cell office:value-type="string" calcext:value-type="string">
            <text:p>knob</text:p>
          </table:table-cell>
          <table:table-cell/>
          <table:table-cell office:value-type="string" calcext:value-type="string">
            <text:p>ebik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min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no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op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J2]/60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lop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J3]/60" office:value-type="float" office:value="0.75" calcext:value-type="float">
            <text:p>0.75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oak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J4]/60" office:value-type="float" office:value="1.5" calcext:value-type="float">
            <text:p>1.5</text:p>
          </table:table-cell>
          <table:table-cell office:value-type="float" office:value="145" calcext:value-type="float">
            <text:p>14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oak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J5]/60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eflow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oast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J6]/60" office:value-type="float" office:value="3.5" calcext:value-type="float">
            <text:p>3.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oast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eflow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oast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[.J7]/60"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ast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ol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toast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J8]/60"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Open 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ol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pen 1inch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[.J9]/60"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formula="of:=[.J10]/60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5">00/00/0000</text:date>, <text:time style:data-style-name="N2" text:time-value="22:21:50.8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2:16:15.534000000</meta:creation-date>
    <meta:editing-duration>P10DT22H42M9S</meta:editing-duration>
    <meta:editing-cycles>4</meta:editing-cycles>
    <meta:generator>LibreOffice/4.4.3.2$Windows_x86 LibreOffice_project/88805f81e9fe61362df02b9941de8e38a9b5fd16</meta:generator>
    <dc:date>2022-02-25T17:51:00.665000000</dc:date>
    <meta:document-statistic meta:table-count="1" meta:cell-count="96" meta:object-count="0"/>
  </office:meta>
</office:document-meta>
</file>